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Noto Sans Devanagari1" svg:font-family="'Noto Sans Devanagari'" style:font-family-generic="swiss"/>
    <style:font-face style:name="Monospace" svg:font-family="Monospace" style:font-pitch="fixed"/>
    <style:font-face style:name="Noto Mono" svg:font-family="'Noto Mono'" style:font-pitch="fixed"/>
    <style:font-face style:name="Source Code Pro" svg:font-family="'Source Code Pro'" style:font-pitch="fixed"/>
    <style:font-face style:name="Noto Sans Devanagari2" svg:font-family="'Noto Sans Devanagari'" style:font-family-generic="modern" style:font-pitch="fixed"/>
    <style:font-face style:name="Noto Sans Mono" svg:font-family="'Noto Sans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Preformatted_20_Text">
      <style:text-properties officeooo:paragraph-rsid="001a9c3e"/>
    </style:style>
    <style:style style:name="P2" style:family="paragraph" style:parent-style-name="Standard">
      <style:paragraph-properties fo:text-align="start" style:justify-single-word="fals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3" style:family="paragraph" style:parent-style-name="Standard">
      <style:text-properties style:font-name="Times New Roman" fo:font-size="13pt" officeooo:rsid="00192449" officeooo:paragraph-rsid="00192449" style:font-size-asian="13pt" style:font-size-complex="13pt"/>
    </style:style>
    <style:style style:name="P4" style:family="paragraph" style:parent-style-name="Standard">
      <style:text-properties style:font-name="Times New Roman" fo:font-size="13pt" officeooo:rsid="00192449" officeooo:paragraph-rsid="001a7c8d" style:font-size-asian="13pt" style:font-size-complex="13pt"/>
    </style:style>
    <style:style style:name="P5" style:family="paragraph" style:parent-style-name="Standard">
      <style:text-properties style:font-name="Times New Roman" fo:font-size="13pt" officeooo:rsid="00192449" officeooo:paragraph-rsid="001a9c3e" style:font-size-asian="13pt" style:font-size-complex="13pt"/>
    </style:style>
    <style:style style:name="P6" style:family="paragraph" style:parent-style-name="Standard">
      <style:text-properties style:font-name="Times New Roman" fo:font-size="13pt" officeooo:rsid="001a1c33" officeooo:paragraph-rsid="001a1c33" style:font-size-asian="13pt" style:font-size-complex="13pt"/>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size-complex="13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9" style:family="paragraph" style:parent-style-name="Title">
      <style:text-properties fo:color="#3465a4" style:font-name="Times New Roman"/>
    </style:style>
    <style:style style:name="P10" style:family="paragraph" style:parent-style-name="Heading_20_1">
      <style:text-properties fo:color="#3465a4" style:font-name="Times New Roman"/>
    </style:style>
    <style:style style:name="P11" style:family="paragraph" style:parent-style-name="Preformatted_20_Text">
      <style:text-properties fo:color="#000000"/>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Times New Roman" fo:font-size="13pt" fo:font-style="normal" fo:text-shadow="none" style:text-underline-style="none" fo:font-weight="normal" fo:background-color="#ffffff" style:font-size-asian="13pt" style:font-style-asian="normal" style:font-weight-asian="normal" style:font-size-complex="13pt" style:font-style-complex="normal" style:font-weight-complex="normal" style:text-overline-style="none" style:text-overline-color="font-color"/>
    </style:style>
    <style:style style:name="P13" style:family="paragraph" style:parent-style-name="Standard">
      <style:text-properties style:font-name="Times New Roman" fo:font-size="13pt" officeooo:rsid="001a1c33" officeooo:paragraph-rsid="001a1c33" style:font-size-asian="13pt" style:font-size-complex="13pt"/>
    </style:style>
    <style:style style:name="T1" style:family="text">
      <style:text-properties fo:color="#000000"/>
    </style:style>
    <style:style style:name="T2" style:family="text">
      <style:text-properties fo:color="#000000" fo:font-weight="normal" fo:background-color="#ffffff" loext:char-shading-value="0"/>
    </style:style>
    <style:style style:name="T3" style:family="text">
      <style:text-properties fo:color="#000000" style:font-name="Source Code Pro" fo:font-weight="normal" fo:background-color="#ffffff" loext:char-shading-value="0"/>
    </style:style>
    <style:style style:name="T4" style:family="text">
      <style:text-properties fo:color="#000000" style:font-name="Source Code Pro"/>
    </style:style>
    <style:style style:name="T5" style:family="text">
      <style:text-properties fo:color="#800000"/>
    </style:style>
    <style:style style:name="T6" style:family="text">
      <style:text-properties fo:background-color="#ffffff" loext:char-shading-value="0"/>
    </style:style>
    <style:style style:name="T7" style:family="text">
      <style:text-properties style:font-name="Source Code Pro"/>
    </style:style>
    <style:style style:name="T8" style:family="text">
      <style:text-properties style:font-name="Source Code Pro" officeooo:rsid="001a9c3e"/>
    </style:style>
    <style:style style:name="T9" style:family="text">
      <style:text-properties style:font-name="Source Code Pro" fo:font-style="italic" style:font-style-asian="italic" style:font-style-complex="italic"/>
    </style:style>
    <style:style style:name="T10" style:family="text">
      <style:text-properties style:font-name="Source Code Pro" officeooo:rsid="001a9c3e" fo:background-color="#ffffff" loext:char-shading-value="0"/>
    </style:style>
    <style:style style:name="T11" style:family="text">
      <style:text-properties fo:font-style="italic" style:font-style-asian="italic" style:font-style-complex="italic"/>
    </style:style>
    <style:style style:name="T12" style:family="text">
      <style:text-properties fo:color="#001080"/>
    </style:style>
    <style:style style:name="T13" style:family="text">
      <style:text-properties fo:color="#0000ff"/>
    </style:style>
    <style:style style:name="T14" style:family="text">
      <style:text-properties fo:color="#795e26"/>
    </style:style>
    <style:style style:name="T15" style:family="text">
      <style:text-properties fo:color="#a31515"/>
    </style:style>
    <style:style style:name="T16" style:family="text">
      <style:text-properties officeooo:rsid="001c38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HƯỚNG DẪN SỬ DỤNG</text:p>
      <text:h text:style-name="P10" text:outline-level="1">Tạo lớp Validator</text:h>
      <text:p text:style-name="P4">Tạo ra một lớp CustomValidator&lt;T&gt;. Đây là lớp Abstract cung cấp phương thức Validate để validate dữ liệu nhập vào.</text:p>
      <text:p text:style-name="Preformatted_20_Text">class CustomValidator : AbstractValidation&lt;Customer&gt;</text:p>
      <text:p text:style-name="Preformatted_20_Text">{</text:p>
      <text:p text:style-name="Preformatted_20_Text"><text:s text:c="4"/>public CustomValidator()</text:p>
      <text:p text:style-name="Preformatted_20_Text"><text:s text:c="4"/>{</text:p>
      <text:p text:style-name="Preformatted_20_Text"><text:s text:c="4"/>}</text:p>
      <text:p text:style-name="Preformatted_20_Text">}</text:p>
      <text:h text:style-name="Heading_20_1" text:outline-level="1">Tạo đối tượng validator</text:h>
      <text:p text:style-name="P5"><text:span text:style-name="T2">Tạo một đối tượng </text:span><text:span text:style-name="T3">CustomValidator</text:span><text:span text:style-name="T2"> trong chương trình và gọi hàm </text:span><text:span text:style-name="T3">Validate</text:span><text:span text:style-name="T2"> để xác thực dữ liệu nhập vào.</text:span></text:p>
      <text:p text:style-name="Preformatted_20_Text">Customer customer = new Customer();</text:p>
      <text:p text:style-name="Preformatted_20_Text">CustomValidate validate = new CustomValidate();</text:p>
      <text:p text:style-name="Preformatted_20_Text"/>
      <text:p text:style-name="Preformatted_20_Text">Console.Write("Input customer's name: ");</text:p>
      <text:p text:style-name="Preformatted_20_Text">customer.Name = Console.ReadLine();</text:p>
      <text:p text:style-name="Preformatted_20_Text">ValidationResult result = validate.Validate(customer);</text:p>
      <text:h text:style-name="Heading_20_1" text:outline-level="1">Kiểm tra kết quả của Validator</text:h>
      <text:p text:style-name="P3">Hàm <text:span text:style-name="T7">Validate </text:span>trả về một đối tượng kiểu <text:span text:style-name="T7">ValidationResult</text:span> bao gồm:</text:p>
      <text:p text:style-name="P3">- <text:span text:style-name="T7">bool IsValid</text:span>: Kết quả của thao tác xác thực có thành công hay không.</text:p>
      <text:p text:style-name="P3">- <text:span text:style-name="T7">IList&lt;ValidationFailure&gt; Errors</text:span>: Danh sách các errors trong quá trình xác thực.</text:p>
      <text:p text:style-name="P3">Ví dụ ta có thể in lỗi ra màn hình console như sau:</text:p>
      <text:p text:style-name="Preformatted_20_Text">ValidationResult result = validate.Validate(customer);</text:p>
      <text:p text:style-name="Preformatted_20_Text"/>
      <text:p text:style-name="Preformatted_20_Text">foreach (var results in result.Errors)</text:p>
      <text:p text:style-name="Preformatted_20_Text">{</text:p>
      <text:p text:style-name="Preformatted_20_Text"><text:s text:c="4"/>Console.WriteLine("Property " + results.PropertyName + " failed validation. Error was: " + results.ErrorMessage);</text:p>
      <text:p text:style-name="Preformatted_20_Text">}</text:p>
      <text:h text:style-name="Heading_20_1" text:outline-level="1"><text:soft-page-break/>Sử dụng các Validator</text:h>
      <text:p text:style-name="P3">Ở bước một, chúng ta đã khởi tạo một <text:span text:style-name="T7">CustomValidator</text:span> để xác thực thông tin của <text:span text:style-name="T7">Customer</text:span> khi nhập vào. Tuy nhiên, chúng ta chưa có một quy tắc nào để xác thực dữ liệu nhập vào cả.</text:p>
      <text:p text:style-name="P3">Để xác thực dữ liệu nhập vào, ta sử dụng <text:span text:style-name="T7">RuleFor</text:span> trong hàm khởi tạo lớp C<text:span text:style-name="T7">ustomValidator</text:span>.</text:p>
      <text:p text:style-name="P3">Cú pháp:</text:p>
      <text:p text:style-name="Preformatted_20_Text">RuleFor(&lt;ClassName&gt; =&gt; &lt;ClassName&gt;.&lt;Property&gt;).&lt;Validators&gt;;</text:p>
      <text:p text:style-name="P3">Ví dụ, để kiểm tra tên của đối tượng <text:span text:style-name="T7">Customer</text:span> không được rỗng, ta viết mã nguồn như sau:</text:p>
      <text:p text:style-name="P1">class CustomValidator : AbstractValidation&lt;Customer&gt;</text:p>
      <text:p text:style-name="Preformatted_20_Text">{</text:p>
      <text:p text:style-name="P1"><text:s text:c="4"/>public CustomValidator()</text:p>
      <text:p text:style-name="Preformatted_20_Text"><text:s text:c="4"/>{</text:p>
      <text:p text:style-name="Preformatted_20_Text"><text:s text:c="8"/>RuleFor(Customer =&gt; Customer.Name).NotEmpty();</text:p>
      <text:p text:style-name="Preformatted_20_Text"><text:s text:c="4"/>}</text:p>
      <text:p text:style-name="Preformatted_20_Text">}</text:p>
      <text:p text:style-name="P3">Như vậy, nếu nhập vào thông tin tên của đối tượng <text:span text:style-name="T7">Customer</text:span> rỗng, <text:span text:style-name="T7">Validator</text:span> sẽ thông báo đối tượng không hợp lệ.</text:p>
      <text:h text:style-name="Heading_20_1" text:outline-level="1">Tạo thông báo lỗi tùy chình cho validator</text:h>
      <text:p text:style-name="P3"><text:span text:style-name="T7">Validation Framework</text:span> hỗ trợ bạn tạo ra thông báo lỗi tùy chỉnh thông qua <text:span text:style-name="T7">WithMessage</text:span>.</text:p>
      <text:p text:style-name="P3">Ví dụ, để thông báo lỗi tùy chỉnh cho <text:span text:style-name="T8">Validator</text:span> ở mục 4, ta điều chỉnh hàm khởi tạo như sau:</text:p>
      <text:p text:style-name="Preformatted_20_Text">class CustomValidate : AbstractValidation&lt;Customer&gt;</text:p>
      <text:p text:style-name="Preformatted_20_Text">{</text:p>
      <text:p text:style-name="Preformatted_20_Text"><text:s text:c="4"/>public CustomValidate()</text:p>
      <text:p text:style-name="Preformatted_20_Text"><text:s text:c="4"/>{</text:p>
      <text:p text:style-name="Preformatted_20_Text"><text:s text:c="8"/>RuleFor(Customer =&gt; Customer.Name).NotEmpty().WithMessage("Customer name must not be empty!");</text:p>
      <text:p text:style-name="Preformatted_20_Text"><text:s text:c="4"/>}</text:p>
      <text:p text:style-name="Preformatted_20_Text">}</text:p>
      <text:h text:style-name="Heading_20_1" text:outline-level="1"><text:soft-page-break/>Kết hợp các quy tắc cùng nhau</text:h>
      <text:p text:style-name="P6"><text:span text:style-name="T7">Validation Framework</text:span> cho phép bạn tạo ra các rules tùy chình dựa theo nhu cầu của mình. Ví dụ, bạn cần kiểm tra dữ liệu nhập vào có độ dài lớn hơn độ dài tối thiểu hay không, ta có thể làm như sau:</text:p>
      <text:p text:style-name="Preformatted_20_Text">class CustomValidate : AbstractValidation&lt;Customer&gt;</text:p>
      <text:p text:style-name="Preformatted_20_Text">{</text:p>
      <text:p text:style-name="Preformatted_20_Text"><text:s text:c="4"/>public CustomValidate()</text:p>
      <text:p text:style-name="Preformatted_20_Text"><text:s text:c="4"/>{</text:p>
      <text:p text:style-name="Preformatted_20_Text"><text:s text:c="8"/>RuleFor(Customer =&gt; Customer.Name).NotEmpty().WithMessage("Customer name must not be empty!").NotNull().Must(Name =&gt; Name.Length &gt; 10).WithMessage("Customer name must be more than 10 characters");</text:p>
      <text:p text:style-name="Preformatted_20_Text"><text:s text:c="4"/>}</text:p>
      <text:p text:style-name="Preformatted_20_Text">}</text:p>
      <text:p text:style-name="P6"><text:span text:style-name="T11">Lưu ý: Với các rule tùy chỉnh, bạn cần dùng </text:span><text:span text:style-name="T9">WithMessage</text:span><text:span text:style-name="T11"> để đặc tả thông báo lỗi cho rule. Nếu không có, thông báo lỗi sẽ rỗng</text:span>.</text:p>
      <text:h text:style-name="Heading_20_1" text:outline-level="1">Tùy chọn ngôn ngữ hiển thị lỗi</text:h>
      <text:p text:style-name="Standard"><text:span text:style-name="T4">Validation Framework</text:span> cho phép bạn tùy chọn ngôn ngữ hiển thị lỗi. Hiện tại, framework đang hỗ trợ 02 ngôn ngữ là tiếng Anh "en" và tiếng Việt "vi".</text:p>
      <text:p text:style-name="Standard">Để sử dụng, trong hàm khởi tạo CustomValidator, ta thêm dòng mã nguồn sau:</text:p>
      <text:p text:style-name="P11">ValidatorOptions.LanguageManager.Culture = new CultureInfo("vi");</text:p>
      <text:h text:style-name="Heading_20_1" text:outline-level="1">Danh sách các rule mặc định</text:h>
      <table:table table:name="Table1" table:style-name="Table1">
        <table:table-column table:style-name="Table1.A"/>
        <table:table-column table:style-name="Table1.B"/>
        <table:table-row>
          <table:table-cell table:style-name="Table1.A1" office:value-type="string">
            <text:p text:style-name="P7">Rule</text:p>
          </table:table-cell>
          <table:table-cell table:style-name="Table1.B1" office:value-type="string">
            <text:p text:style-name="P7">Mô tả</text:p>
          </table:table-cell>
        </table:table-row>
        <table:table-row>
          <table:table-cell table:style-name="Table1.A2" office:value-type="string">
            <text:p text:style-name="P8">NotNull</text:p>
          </table:table-cell>
          <table:table-cell table:style-name="Table1.B2" office:value-type="string">
            <text:p text:style-name="P2"><text:span text:style-name="T6">Dữ nhiệu nhập vào phải khác </text:span><text:span text:style-name="T10">null</text:span></text:p>
          </table:table-cell>
        </table:table-row>
        <table:table-row>
          <table:table-cell table:style-name="Table1.A2" office:value-type="string">
            <text:p text:style-name="P8">NotEmpty</text:p>
          </table:table-cell>
          <table:table-cell table:style-name="Table1.B2" office:value-type="string">
            <text:p text:style-name="P2">Dữ liệu nhập vào khác rỗng</text:p>
          </table:table-cell>
        </table:table-row>
        <table:table-row>
          <table:table-cell table:style-name="Table1.A2" office:value-type="string">
            <text:p text:style-name="P8">Equal</text:p>
          </table:table-cell>
          <table:table-cell table:style-name="Table1.B2" office:value-type="string">
            <text:p text:style-name="P12">Dữ liệu nhập vào phải bằng giá trị được cung cấp</text:p>
          </table:table-cell>
        </table:table-row>
        <table:table-row>
          <table:table-cell table:style-name="Table1.A2" office:value-type="string">
            <text:p text:style-name="P8">NotEqual</text:p>
          </table:table-cell>
          <table:table-cell table:style-name="Table1.B2" office:value-type="string">
            <text:p text:style-name="P2">Dữ liệu nhập vào phải khác giá trị được cung cấp</text:p>
          </table:table-cell>
        </table:table-row>
        <table:table-row>
          <table:table-cell table:style-name="Table1.A2" office:value-type="string">
            <text:p text:style-name="P8">ValidEmail</text:p>
          </table:table-cell>
          <table:table-cell table:style-name="Table1.B2" office:value-type="string">
            <text:p text:style-name="P2">Dữ liệu nhập vào đúng định dạng email</text:p>
          </table:table-cell>
        </table:table-row>
      </table:table>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Noto Sans Devanagari1" svg:font-family="'Noto Sans Devanagari'" style:font-family-generic="swiss"/>
    <style:font-face style:name="Monospace" svg:font-family="Monospace" style:font-pitch="fixed"/>
    <style:font-face style:name="Noto Mono" svg:font-family="'Noto Mono'" style:font-pitch="fixed"/>
    <style:font-face style:name="Source Code Pro" svg:font-family="'Source Code Pro'" style:font-pitch="fixed"/>
    <style:font-face style:name="Noto Sans Devanagari2" svg:font-family="'Noto Sans Devanagari'" style:font-family-generic="modern" style:font-pitch="fixed"/>
    <style:font-face style:name="Noto Sans Mono" svg:font-family="'Noto Sans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loext:contextual-spacing="false"/>
      <style:text-properties fo:font-size="13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3465a4"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fo:padding="0.0201in" fo:border="0.06pt solid #666666"/>
      <style:text-properties fo:color="#362413" style:font-name="Noto Sans Mono" fo:font-family="'Noto Sans Mono'" style:font-family-generic="modern" style:font-pitch="fixed" fo:font-size="12pt" style:font-name-asian="Noto Sans Mono CJK SC" style:font-family-asian="'Noto Sans Mono CJK SC'" style:font-family-generic-asian="modern" style:font-pitch-asian="fixed" style:font-size-asian="10pt" style:font-name-complex="Noto Sans Devanagari2" style:font-family-complex="'Noto Sans Devanagari'" style:font-family-generic-complex="modern" style:font-pitch-complex="fixed" style:font-size-complex="10pt"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14:05:18.696753560</meta:creation-date>
    <dc:date>2020-01-05T16:41:01.080789903</dc:date>
    <meta:editing-duration>PT18M53S</meta:editing-duration>
    <meta:editing-cycles>3</meta:editing-cycles>
    <meta:generator>LibreOffice/6.3.4.2.0$Linux_X86_64 LibreOffice_project/30$Build-2</meta:generator>
    <meta:document-statistic meta:table-count="1" meta:image-count="0" meta:object-count="0" meta:page-count="3" meta:paragraph-count="77" meta:word-count="560" meta:character-count="3421" meta:non-whitespace-character-count="2862"/>
  </office:meta>
</office:document-meta>
</file>